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6cm" fo:min-width="2.91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4.35cm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 fo:min-height="1.008cm" fo:min-width="4.5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2.54cm" svg:x="1.016cm" svg:y="1.27cm">
          <text:p text:style-name="P1">Fda,fdp, </text:p>
          <text:p text:style-name="P1">quantiles</text:p>
          <text:p text:style-name="P1"><text:s/>of p &amp; 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5cm" svg:y1="2.54cm" svg:x2="10.922cm" svg:y2="1.016cm">
          <text:p/>
        </draw:line>
        <draw:line draw:style-name="gr2" draw:text-style-name="P2" draw:layer="layout" svg:x1="6.35cm" svg:y1="3.048cm" svg:x2="10.922cm" svg:y2="4.064cm">
          <text:p/>
        </draw:line>
        <draw:custom-shape draw:style-name="gr3" draw:text-style-name="P1" draw:layer="layout" svg:width="6.858cm" svg:height="2.032cm" svg:x="11.176cm" svg:y="0.508cm">
          <text:p text:style-name="P1">gen data p e 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112cm" svg:height="1.778cm" svg:x="11.176cm" svg:y="3.302cm">
          <text:p text:style-name="P1">Figures of function p &amp; 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3:49:32.182117885</meta:creation-date>
    <dc:date>2016-11-06T13:55:17.370571578</dc:date>
    <meta:editing-duration>PT1H47M20S</meta:editing-duration>
    <meta:editing-cycles>2</meta:editing-cycles>
    <meta:generator>LibreOffice/5.1.6.2.0$Linux_X86_64 LibreOffice_project/10m0$Build-2</meta:generator>
    <meta:document-statistic meta:object-count="28"/>
  </office:meta>
</office:document-meta>
</file>